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4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5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6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7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2b523b" officeooo:paragraph-rsid="0020c334"/>
    </style:style>
    <style:style style:name="P9" style:family="paragraph" style:parent-style-name="Standard">
      <style:paragraph-properties fo:text-align="start" style:justify-single-word="false"/>
      <style:text-properties officeooo:rsid="00229078" officeooo:paragraph-rsid="001e127b"/>
    </style:style>
    <style:style style:name="P10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11" style:family="paragraph" style:parent-style-name="Standard">
      <style:paragraph-properties fo:text-align="center" style:justify-single-word="false"/>
      <style:text-properties officeooo:rsid="002db6c5" officeooo:paragraph-rsid="002db6c5"/>
    </style:style>
    <style:style style:name="P12" style:family="paragraph" style:parent-style-name="Standard">
      <style:paragraph-properties fo:text-align="start" style:justify-single-word="false"/>
      <style:text-properties officeooo:rsid="002e3ded" officeooo:paragraph-rsid="002e3ded"/>
    </style:style>
    <style:style style:name="P13" style:family="paragraph" style:parent-style-name="Standard">
      <style:paragraph-properties fo:text-align="start" style:justify-single-word="false"/>
      <style:text-properties officeooo:rsid="002fb7d8" officeooo:paragraph-rsid="002fb7d8"/>
    </style:style>
    <style:style style:name="P14" style:family="paragraph" style:parent-style-name="Standard">
      <style:paragraph-properties fo:text-align="center" style:justify-single-word="false"/>
      <style:text-properties officeooo:rsid="002fb7d8" officeooo:paragraph-rsid="002fb7d8"/>
    </style:style>
    <style:style style:name="P15" style:family="paragraph" style:parent-style-name="Standard">
      <style:paragraph-properties fo:text-align="start" style:justify-single-word="false"/>
      <style:text-properties officeooo:rsid="00321235" officeooo:paragraph-rsid="00321235"/>
    </style:style>
    <style:style style:name="T1" style:family="text">
      <style:text-properties officeooo:rsid="001feefc"/>
    </style:style>
    <style:style style:name="T2" style:family="text">
      <style:text-properties officeooo:rsid="002db6c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fb7d8"/>
    </style:style>
    <style:style style:name="T5" style:family="text">
      <style:text-properties officeooo:rsid="0030a46b"/>
    </style:style>
    <style:style style:name="T6" style:family="text">
      <style:text-properties style:text-position="sub 58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6</text:span>:</text:p>
      <text:p text:style-name="P11">Fluids and Buoyant Forces</text:p>
      <text:p text:style-name="P4"/>
      <text:p text:style-name="P2">Background: </text:p>
      <text:p text:style-name="P13">When a fluid is displaced by an object, a buoyant force arises. <text:s/>The buoyant force is given by the equation</text:p>
      <text:p text:style-name="P14"><draw:frame draw:style-name="fr1" draw:name="Object1" text:anchor-type="as-char" svg:y="-0.1484in" svg:width="0.7571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(1),</text:span></text:p>
      <text:p text:style-name="P15">where F<text:span text:style-name="T6">B</text:span> is the Buoyant force, <text:span text:style-name="T4">ρ </text:span><text:span text:style-name="T3">is the density of the fluid, and g is the acceleration due to gravity. <text:s/></text:span></text:p>
      <text:p text:style-name="P12"/>
      <text:p text:style-name="P12">In this experiment, you will be asked to determine the density of an unknown fluid using buoyant forces. <text:s/></text:p>
      <text:p text:style-name="P10"/>
      <text:p text:style-name="P7">Materials you will need:</text:p>
      <text:p text:style-name="P3"/>
      <text:p text:style-name="P9"/>
      <text:p text:style-name="P5"/>
      <text:p text:style-name="P6"><text:span text:style-name="T1">Instructions</text:span>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23T09:28:16.741811334</dc:date>
    <dc:creator>Jonas Williamson</dc:creator>
    <meta:editing-duration>PT48M57S</meta:editing-duration>
    <meta:editing-cycles>39</meta:editing-cycles>
    <meta:generator>LibreOffice/4.2.8.2$Linux_X86_64 LibreOffice_project/420$Build-2</meta:generator>
    <meta:document-statistic meta:table-count="0" meta:image-count="0" meta:object-count="1" meta:page-count="1" meta:paragraph-count="9" meta:word-count="72" meta:character-count="409" meta:non-whitespace-character-count="340"/>
  </office:meta>
</office:document-meta>
</file>

<file path=Object 1/content.xml><?xml version="1.0" encoding="utf-8"?>
<math xmlns="http://www.w3.org/1998/Math/MathML" display="block">
  <semantics>
    <mrow>
      <mrow>
        <msub>
          <mi>F</mi>
          <mi>B</mi>
        </msub>
        <mo stretchy="false">=</mo>
        <mi>ρ</mi>
      </mrow>
      <mi>V</mi>
      <mi>g</mi>
    </mrow>
    <annotation encoding="StarMath 5.0">F sub B = ρ V g</annotation>
  </semantics>
</math>
</file>